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Segoe UI', Helvetica, Arial, sans-serif, 'Apple Color Emoji', 'Segoe UI Emoji'"/>
  </office:font-face-decls>
  <office:automatic-styles>
    <style:style style:name="P1" style:family="paragraph" style:parent-style-name="Header">
      <style:text-properties officeooo:rsid="0004799b" officeooo:paragraph-rsid="0004799b"/>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officeooo:paragraph-rsid="0004799b"/>
    </style:style>
    <style:style style:name="P4" style:family="paragraph" style:parent-style-name="Standard">
      <style:paragraph-properties fo:text-align="center" style:justify-single-word="false"/>
      <style:text-properties officeooo:paragraph-rsid="0004799b"/>
    </style:style>
    <style:style style:name="P5" style:family="paragraph" style:parent-style-name="Standard">
      <style:paragraph-properties fo:text-align="justify" style:justify-single-word="false"/>
      <style:text-properties style:font-name="Liberation Serif" fo:font-size="14pt" officeooo:paragraph-rsid="0004799b"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0e0f75" officeooo:paragraph-rsid="000e0f75"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e0f75" officeooo:paragraph-rsid="000e0f75"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paragraph-rsid="0004799b" style:font-size-asian="14pt" style:font-size-complex="14pt"/>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officeooo:rsid="000ee022" officeooo:paragraph-rsid="000ee022" style:font-size-asian="14pt" style:font-size-complex="14pt"/>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officeooo:rsid="00108f49" officeooo:paragraph-rsid="00108f49" style:font-size-asian="14pt" style:font-size-complex="14pt"/>
    </style:style>
    <style:style style:name="P11" style:family="paragraph" style:parent-style-name="Standard">
      <style:paragraph-properties fo:text-align="start" style:justify-single-word="false"/>
      <style:text-properties fo:font-size="14pt" officeooo:paragraph-rsid="0004799b" style:font-size-asian="14pt" style:font-size-complex="14pt"/>
    </style:style>
    <style:style style:name="P12" style:family="paragraph" style:parent-style-name="Standard">
      <style:paragraph-properties fo:text-align="start" style:justify-single-word="false"/>
      <style:text-properties fo:font-size="14pt" officeooo:paragraph-rsid="00108f49" style:font-size-asian="14pt" style:font-size-complex="14pt"/>
    </style:style>
    <style:style style:name="P13" style:family="paragraph" style:parent-style-name="Standard">
      <style:paragraph-properties fo:text-align="justify" style:justify-single-word="false"/>
      <style:text-properties fo:font-size="14pt" officeooo:paragraph-rsid="000ee022" style:font-size-asian="14pt" style:font-size-complex="14pt"/>
    </style:style>
    <style:style style:name="P14" style:family="paragraph" style:parent-style-name="Standard">
      <style:paragraph-properties fo:text-align="start" style:justify-single-word="false"/>
      <style:text-properties fo:font-size="14pt" style:text-underline-style="none" officeooo:rsid="000ee022" officeooo:paragraph-rsid="000ee022" style:font-size-asian="14pt" style:font-size-complex="14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4799b" style:font-weight-asian="normal" style:font-weight-complex="normal"/>
    </style:style>
    <style:style style:name="T5" style:family="text">
      <style:text-properties fo:font-weight="normal" officeooo:rsid="0004d627" style:font-weight-asian="normal" style:font-weight-complex="normal"/>
    </style:style>
    <style:style style:name="T6" style:family="text">
      <style:text-properties fo:font-weight="normal" officeooo:rsid="0006246c" style:font-weight-asian="normal" style:font-weight-complex="normal"/>
    </style:style>
    <style:style style:name="T7" style:family="text">
      <style:text-properties fo:font-weight="normal" officeooo:rsid="000788de" style:font-weight-asian="normal" style:font-weight-complex="normal"/>
    </style:style>
    <style:style style:name="T8" style:family="text">
      <style:text-properties fo:font-weight="normal" officeooo:rsid="00084ae3" style:font-weight-asian="normal" style:font-weight-complex="normal"/>
    </style:style>
    <style:style style:name="T9" style:family="text">
      <style:text-properties fo:font-weight="normal" officeooo:rsid="0008e05c" style:font-weight-asian="normal" style:font-weight-complex="normal"/>
    </style:style>
    <style:style style:name="T10" style:family="text">
      <style:text-properties fo:font-weight="normal" officeooo:rsid="000960ce" style:font-weight-asian="normal" style:font-weight-complex="normal"/>
    </style:style>
    <style:style style:name="T11" style:family="text">
      <style:text-properties fo:font-weight="normal" officeooo:rsid="000a1d5f" style:font-weight-asian="normal" style:font-weight-complex="normal"/>
    </style:style>
    <style:style style:name="T12" style:family="text">
      <style:text-properties fo:font-weight="normal" officeooo:rsid="000a2505" style:font-weight-asian="normal" style:font-weight-complex="normal"/>
    </style:style>
    <style:style style:name="T13" style:family="text">
      <style:text-properties fo:font-weight="normal" officeooo:rsid="000bd4db" style:font-weight-asian="normal" style:font-weight-complex="normal"/>
    </style:style>
    <style:style style:name="T14" style:family="text">
      <style:text-properties fo:font-weight="normal" officeooo:rsid="000c4a4d" style:font-weight-asian="normal" style:font-weight-complex="normal"/>
    </style:style>
    <style:style style:name="T15" style:family="text">
      <style:text-properties fo:font-weight="normal" officeooo:rsid="000e0f75" style:font-weight-asian="normal" style:font-weight-complex="normal"/>
    </style:style>
    <style:style style:name="T16" style:family="text">
      <style:text-properties fo:font-weight="normal" officeooo:rsid="000ee022" style:font-weight-asian="normal" style:font-weight-complex="normal"/>
    </style:style>
    <style:style style:name="T17" style:family="text">
      <style:text-properties fo:font-weight="normal" officeooo:rsid="001045ea" style:font-weight-asian="normal" style:font-weight-complex="normal"/>
    </style:style>
    <style:style style:name="T18" style:family="text">
      <style:text-properties fo:font-weight="normal" officeooo:rsid="000ee51e" style:font-weight-asian="normal" style:font-weight-complex="normal"/>
    </style:style>
    <style:style style:name="T19" style:family="text">
      <style:text-properties fo:font-weight="normal" officeooo:rsid="000f7076" style:font-weight-asian="normal" style:font-weight-complex="normal"/>
    </style:style>
    <style:style style:name="T20" style:family="text">
      <style:text-properties fo:font-weight="normal" officeooo:rsid="00109c24" style:font-weight-asian="normal" style:font-weight-complex="normal"/>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0ee51e" style:font-size-asian="10.5pt" style:font-weight-asian="normal" style:font-size-complex="12pt" style:font-weight-complex="normal"/>
    </style:style>
    <style:style style:name="T23" style:family="text">
      <style:text-properties fo:font-size="12pt" fo:font-weight="normal" officeooo:rsid="000f7076" style:font-size-asian="10.5pt" style:font-weight-asian="normal" style:font-size-complex="12pt" style:font-weight-complex="normal"/>
    </style:style>
    <style:style style:name="T24" style:family="text">
      <style:text-properties fo:font-size="12pt" fo:font-weight="normal" officeooo:rsid="001045ea" style:font-size-asian="10.5pt" style:font-weight-asian="normal" style:font-size-complex="12pt" style:font-weight-complex="normal"/>
    </style:style>
    <style:style style:name="T25" style:family="text">
      <style:text-properties fo:font-size="12pt" style:text-underline-style="none" fo:font-weight="normal" officeooo:rsid="00108f49" style:font-size-asian="10.5pt" style:font-weight-asian="normal" style:font-size-complex="12pt" style:font-weight-complex="normal"/>
    </style:style>
    <style:style style:name="T26" style:family="text">
      <style:text-properties fo:font-size="12pt" style:text-underline-style="none" fo:font-weight="normal" officeooo:rsid="000ee51e" style:font-size-asian="10.5pt" style:font-weight-asian="normal" style:font-size-complex="12pt" style:font-weight-complex="normal"/>
    </style:style>
    <style:style style:name="T27" style:family="text">
      <style:text-properties fo:font-size="13pt" fo:font-weight="normal" style:font-size-asian="13pt" style:font-weight-asian="normal" style:font-size-complex="13pt" style:font-weight-complex="normal"/>
    </style:style>
    <style:style style:name="T28" style:family="text">
      <style:text-properties fo:font-size="13pt" fo:font-weight="normal" officeooo:rsid="00109c24" style:font-size-asian="13pt" style:font-weight-asian="normal" style:font-size-complex="13pt" style:font-weight-complex="normal"/>
    </style:style>
    <style:style style:name="T29" style:family="text">
      <style:text-properties fo:font-size="13pt" style:text-underline-style="none" fo:font-weight="normal" officeooo:rsid="00108f49" style:font-size-asian="13pt" style:font-weight-asian="normal" style:font-size-complex="13pt" style:font-weight-complex="normal"/>
    </style:style>
    <style:style style:name="T30" style:family="text">
      <style:text-properties fo:font-variant="normal" fo:text-transform="none" fo:color="#262626" loext:opacity="100%" style:font-name="apple-system" fo:font-size="12pt" fo:letter-spacing="normal" fo:font-style="normal" style:text-underline-style="none" fo:font-weight="normal" officeooo:rsid="000ee022" style:font-size-asian="10.5pt" style:font-weight-asian="normal" style:font-size-complex="12pt" style:font-weight-complex="normal"/>
    </style:style>
    <style:style style:name="T31" style:family="text">
      <style:text-properties fo:font-variant="normal" fo:text-transform="none" fo:color="#000000" loext:opacity="100%" style:font-name="apple-system" fo:font-size="12pt" fo:letter-spacing="normal" fo:font-style="normal" style:text-underline-style="none" fo:font-weight="normal" officeooo:rsid="000ee022" style:font-size-asian="10.5pt" style:font-weight-asian="normal" style:font-size-complex="12pt" style:font-weight-complex="normal"/>
    </style:style>
    <style:style style:name="T32" style:family="text">
      <style:text-properties fo:font-variant="normal" fo:text-transform="none" fo:color="#000000" loext:opacity="100%" style:font-name="apple-system" fo:font-size="13pt" fo:letter-spacing="normal" fo:font-style="normal" style:text-underline-style="none" fo:font-weight="normal" officeooo:rsid="000ee022" style:font-size-asian="13pt" style:font-weight-asian="normal" style:font-size-complex="13pt" style:font-weight-complex="normal"/>
    </style:style>
    <style:style style:name="T33" style:family="text">
      <style:text-properties fo:font-variant="normal" fo:text-transform="none" fo:color="#000000" loext:opacity="100%" style:font-name="Liberation Serif" fo:font-size="13pt" fo:letter-spacing="normal" fo:font-style="normal" style:text-underline-style="none" fo:font-weight="normal" officeooo:rsid="000ee022" style:font-size-asian="13pt" style:font-weight-asian="normal" style:font-size-complex="13pt" style:font-weight-complex="normal"/>
    </style:style>
    <style:style style:name="T34" style:family="text">
      <style:text-properties fo:font-variant="normal" fo:text-transform="none" fo:color="#000000" loext:opacity="100%" style:font-name="Liberation Serif" fo:letter-spacing="normal" fo:font-style="normal" style:text-underline-style="none" fo:font-weight="normal" officeooo:rsid="000ee022" style:font-weight-asian="normal" style:font-weight-complex="normal"/>
    </style:style>
    <style:style style:name="T35" style:family="text">
      <style:text-properties style:text-underline-style="none" fo:font-weight="normal" officeooo:rsid="00108f49" style:font-weight-asian="normal" style:font-weight-complex="normal"/>
    </style:style>
    <style:style style:name="T36" style:family="text">
      <style:text-properties style:text-underline-style="none" fo:font-weight="normal" officeooo:rsid="000ee51e"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MPREGO DO eDNA METABARCODING NA INVESTIGAÇÃO DA</text:p>
      <text:p text:style-name="P4"><text:span text:style-name="T1">BIODIVERSIDADE DE PEIXES DE UM RESERVATÓRIO URBANO</text:span></text:p>
      <text:p text:style-name="Standard"/>
      <text:p text:style-name="Standard"/>
      <text:p text:style-name="P6">Introdução</text:p>
      <text:p text:style-name="P11"><text:span text:style-name="T4"><text:tab/>A pesquisa apresentada foi feita pelo programa de Pós-Graduação em genética da Universidade Federal de Minas Gerais. </text:span><text:span text:style-name="T5">O objetivo da pesquisa é a preservação de ecossistemas e o manejo de maneira sustentável e responsável dos recursos naturais. Os pesquisadores afirmam que embora a América do Sul ocupe um espaço pequeno em relação à outros continentes do Mundo, a América Latina abriga mais de 30% das espécies de peixe de água doce que já passaram pelo processo de catalogação. Entretanto essas espécies estão ameaçadas </text:span><text:span text:style-name="T6">pela mudança climática e a exploração dos recursos não renováveis. É preocupante saber que essa biodiversidade é necessária para várias funções naturais ou ecossistemas, sendo obtenção de recursos, produção de biomassa, decomposição e ciclagem dos nutrientes. Então a falta da biodiversidade leva a falta de funções naturais básicas. Além da deterioração em ambientes marítimos causados pela ação humana, ocorre também em ambientes de água doce por meio da poluição, </text:span><text:span text:style-name="T7">construção de barragens e muitos outros motivos.</text:span></text:p>
      <text:p text:style-name="P11"><text:span text:style-name="T7"/></text:p>
      <text:p text:style-name="P11"><text:span text:style-name="T7"/></text:p>
      <text:p text:style-name="P7"><text:span text:style-name="T7">Mé</text:span><text:span text:style-name="T3">todos de Monitoramento</text:span></text:p>
      <text:p text:style-name="P11"><text:span text:style-name="T7"><text:tab/></text:span><text:span text:style-name="T8">Pela falta de informação a conservação de espécies aquáticas enfrenta um grande desafio. </text:span><text:span text:style-name="T9">A biodiversidade necessita ser constantemente monitorada para ser mantida preservada, monitoramentos como os atributos físico-químicos existindo métodos simples de monitoramento, entretanto esses métodos não são eficazes em ambientes aquáticos muito diversos, sendo ineficazes pelo fato de consumir muito tempo e serem feitos por meios de pesca, além de serem invasivos e dependerem das condições climáticas no momento. </text:span><text:span text:style-name="T10">A biodiversidade macroscópica normalmente tende a liberar amostras do seu material genético, quando esse material genético é dissolvido na água ou acumulado no sedimento, esse material genético passa a ser considerado um DNA ambiental ou eDNA. O Metabarcoding de DNA ambiental é uma ótima forma de investigar a biodiversidade, podendo descobrir vários seres/organismos com apenas uma amostra de DNA ambiental, tornando assim a análise muito mais eficiente do que os métodos </text:span><text:span text:style-name="T11">convencionais</text:span><text:span text:style-name="T10">. </text:span></text:p>
      <text:p text:style-name="P11"><text:span text:style-name="T11"><text:tab/>Embora seja uma técnica muito eficiente, o Metabarcoding de eDNA é feita na maioria das vezes em ambientes temperados pelo fato de alguns ambientes serem particularmente complicados de usufruir desse método pelo seu clima, como exemplo podemos citar ambientes neotropicais. As principais dificuldades residem em condições ambientais, como a alta incidência de radiação ultravioleta (UV) e temperaturas médias elevadas, que aceleram a degradação do DNA ambiental. </text:span><text:span text:style-name="T12">Dependendo do ambiente pode afetar a quantidade de espécies existentes, sendo uma fator crucial para o descobrimento dos seres na região.</text:span></text:p>
      <text:p text:style-name="P11"><text:span text:style-name="T12"/></text:p>
      <text:p text:style-name="P11"><text:soft-page-break/><text:span text:style-name="T12"/></text:p>
      <text:p text:style-name="P7"><text:span text:style-name="T12">P</text:span><text:span text:style-name="T3">esquisa</text:span></text:p>
      <text:p text:style-name="P11"><text:span text:style-name="T12"><text:tab/></text:span><text:span text:style-name="T13">A pesquisa tinha como objetivo realizar o monitoramento da ictiofauna, ou seja, do conjunto de espécies de peixes de uma região ou ambiente. Nesse caso a ictiofauna escolhida foi a da Lagoa dos Ingleses(localizada em Nova Lima, no estado de Minas Gerais, Brasil) que serviria de modelo para o aperfeiçoamento para o monitoramento dos peixes, sendo um local ideal pois é um reservatório de fácil acesso ,possui uma biodiversidade reduzida e não foi cientificamente descrita até o período da pesquisa. </text:span><text:span text:style-name="T14">Concluindo que o objetivo principal da pesquisa foi caracterizar a biodiversidade da Lagoa dos Ingleses em períodos de seca e cheia utilizando dois protocolos distintos de eDNA metabarcoding. </text:span></text:p>
      <text:p text:style-name="P11"><text:span text:style-name="T14"/></text:p>
      <text:p text:style-name="P8"><text:span text:style-name="T14">Métodos</text:span></text:p>
      <text:p text:style-name="P11"><text:span text:style-name="T14"><text:tab/></text:span><text:span text:style-name="T15">Para a realização da pesquisa foram necessários anos de material genético ambiental, sendo duas campanhas de coleta de eDNA em 2020, duas em 2021 e uma em 2022. Foram utilizados dois métodos para obtenção de eDNA: filtro aberto e filtro sterivex.</text:span></text:p>
      <text:p text:style-name="P11"><text:span text:style-name="T15"/></text:p>
      <text:p text:style-name="P11"><text:span text:style-name="T15"><text:tab/>Após a filtragem de todas as amostras, o material genético foi extraído dos filtros MCE e dos cartuchos Sterivex utilizando o kit DNeasy PowerWater (Qiagen) adaptado (Protocolo de extração, Anexos). As extrações ocorreram em triplicatas, onde todos os filtros extraídos pertenciam ao mesmo ponto. </text:span><text:span text:style-name="T16">Em seguida ocorreu a abertura dos cartuchos e o removimento dos filtros. Sendo assim após a extração de todo material ocorreu a análise e após muitos anos de pesquisa, os resultados foram liberados.</text:span></text:p>
      <text:p text:style-name="P11"><text:span text:style-name="T16"/></text:p>
      <text:p text:style-name="P11"><text:span text:style-name="T16"/></text:p>
      <text:p text:style-name="P9"><text:span text:style-name="T3">Resultados</text:span></text:p>
      <text:p text:style-name="P14"><text:span text:style-name="T3"><text:tab/>O primeiro passo foi o processamento de amostras, de 2020 a 2022 foram feitas 10.590.450 leituras de análises </text:span><text:span text:style-name="T18">de filtragem e muitos outros processos. Após a leitura de todas análises foram feitas as identificações taxonômicas, </text:span><text:span text:style-name="T19">foram detectadas nas análises: 22 famílias, 39 gêneros e pelo menos 44 espécies. Segundo os participantes da pesquisa, esses resultados são equivalentes com a fauna registrada na Bacia do Rio das Velhas e no Alto da Bacia do Rio São Francisco. Foi concluído que pela localização da Lagoa dos Ingleses ser urbana, seu biomonitoramento pode ser fundamental para a conservação da vida aquática. </text:span><text:span text:style-name="T17">Além de que A comparação entre os protocolos evidenciou as potencialidades do uso do filtro Sterivex, a partir da sua maior eficiência em recuperar o eDNA de peixes. </text:span></text:p>
      <text:p text:style-name="P14"><text:span text:style-name="T17"/></text:p>
      <text:p text:style-name="P14"><text:span text:style-name="T17"><text:tab/>A pesquisa também gerou a catalogação das espécies dos peixes da Lagoa dos Ingleses. Parques, rios e lagos podem servir como refúgios de biodiversidade em ambientes urbanizados, e o eDNA metabarcoding demonstra ser eficiente para a compreensão da diversidade desses habitats. O desenvolvimento deste projeto </text:span><text:soft-page-break/><text:span text:style-name="T17">envolveu a superação dos diversos desafios que envolvem esta metodologia, desde o desenvolvimento de protocolos de coleta, adaptação do protocolo de extração de eDNA, otimização da amplificação do material genético.</text:span></text:p>
      <text:p text:style-name="P14"><text:span text:style-name="T17"/></text:p>
      <text:p text:style-name="P14"><text:span text:style-name="T17"/></text:p>
      <text:p text:style-name="P10"><text:span text:style-name="T17">C</text:span><text:span text:style-name="T3">onclusão</text:span></text:p>
      <text:p text:style-name="P12"><text:span text:style-name="T35"><text:tab/>Essa pesquisa é extremamente importante para a preservação de recursos e funções naturais(ecossistemas) e mostrar para as pessoas que leram a pesquisa a importância de manter a biodiversidade. </text:span><text:span text:style-name="T20">Neste trabalho, foi desenvolvido e aplicado um protocolo de coleta utilizando o filtro Sterivex, comparando sua eficiência com o protocolo de filtro MCE na caracterização da ictiofauna da Lagoa dos Ingleses, utilizando a metodologia de metabarcoding de eDNA.</text:span></text:p>
      <text:p text:style-name="P13"><text:span text:style-name="T36"><text:tab/></text:span><text:span text:style-name="T34">Neste trabalho, foi construído e aplicado um protocolo de coleta com filtro Sterivex de eDNA, comparando-o com o protocolo do filtro MCE a fim de avaliar a eficiência desse meio na caracterização da ictiofauna da Lagoa da Ingleses através do metabarcoding de eDNA. Dessa forma, conseguiu-se superar o desenvolvimento dos principais desafios associados, exemplificando a adaptação de protocolos de coleta e extração, otimização do processo de amplificação de DNA ambiental, aprimoramento da análise ecológica e adaptação dos mecanismos bioinformáticos. A detecção das já mencionadas difereças entre os filtros Sterivex e MCE revelou sua maior eficiência na recuperação de eDNA, possibilitando uma imagem metabarcódigo mais complexa da biodiversidade do reservatório. De maneira resumo, este projeto permitiu enfatizar o valor e as dificuldades associados ao metabarcoding de eDNA em ambientes neotropicais urbanos e quais são as informações que podem ser aprendidas com ele, e assim se compromete com a continuação dos esforços de monitoramento ecológico como mecanismo fundamental para a preservação e manejo sustentável da biodiversidade local.</text:span></text:p>
      <text:p text:style-name="P5"><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799b" officeooo:paragraph-rsid="0004799b"/>
    </style:style>
    <style:style style:name="MT1" style:family="text">
      <style:text-properties fo:font-size="15pt" fo:font-weight="bold"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tab/><text:span text:style-name="MT1"><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4:00:15.479274939</meta:creation-date>
    <dc:date>2024-10-29T20:00:35.556272885</dc:date>
    <meta:editing-duration>PT2M43S</meta:editing-duration>
    <meta:editing-cycles>2</meta:editing-cycles>
    <meta:generator>LibreOffice/24.2.6.2$Linux_X86_64 LibreOffice_project/420$Build-2</meta:generator>
    <meta:print-date>2024-10-29T20:00:30.002611990</meta:print-date>
    <meta:printed-by>Arquivos PDF</meta:printed-by>
    <meta:document-statistic meta:table-count="0" meta:image-count="0" meta:object-count="0" meta:page-count="3" meta:paragraph-count="19" meta:word-count="1069" meta:character-count="7149" meta:non-whitespace-character-count="6085"/>
  </office:meta>
</office:document-meta>
</file>